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104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Helvetica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Helvetica" fo:font-size="13pt" style:text-underline-style="none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Helvetica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13pt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style:font-name="Helvetica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Helvetica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Helvetica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" style:family="text">
      <style:text-properties style:font-name="Helvetica"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style:text-underline-style="none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line-break/>Aniseikonia Diagnosis iPad App </text:p>
      <text:p text:style-name="P2"/>
      <text:p text:style-name="P3">CONTRACT FOR SERVICES</text:p>
      <text:p text:style-name="P3"/>
      <text:p text:style-name="P5"/>
      <text:p text:style-name="P6">Name: <text:span text:style-name="T2"><text:s text:c="4"/>Brendan Lau <text:s text:c="69"/></text:span></text:p>
      <text:p text:style-name="P6">Address: <text:span text:style-name="T2">504 Lawrence Street Apartment No. 2 <text:s text:c="29"/></text:span></text:p>
      <text:p text:style-name="P6"><text:span text:style-name="T6"><text:tab/> <text:s text:c="4"/></text:span><text:span text:style-name="T2">Ann Arbor, Michigan 48104 <text:s text:c="47"/></text:span></text:p>
      <text:p text:style-name="Standard"><text:span text:style-name="T3">Email: <text:s/></text:span><text:span text:style-name="T4"><text:s text:c="3"/></text:span><text:span text:style-name="T5">bjlau@umich.edu</text:span><text:span text:style-name="T4"> <text:s text:c="63"/></text:span></text:p>
      <text:p text:style-name="P6">Phone: <text:span text:style-name="T2"><text:s text:c="2"/>(614) - 625 - 9070 <text:s text:c="62"/></text:span></text:p>
      <text:p text:style-name="P8"/>
      <text:p text:style-name="P8"/>
      <text:p text:style-name="P8"/>
      <text:p text:style-name="P7">To: <text:s text:c="2"/>University of Michigan Kellogg Eye Center<text:tab/><text:tab/> <text:s text:c="6"/>Date: <text:span text:style-name="T2"><text:s text:c="4"/>March 17, 2017 <text:s text:c="3"/></text:span></text:p>
      <text:p text:style-name="P7"><text:s text:c="8"/>1000 Wall Street</text:p>
      <text:p text:style-name="P7"><text:s text:c="8"/>Ann Arbor, Michigan 48105</text:p>
      <text:p text:style-name="P7"/>
      <text:p text:style-name="P7"/>
      <text:p text:style-name="P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Date</text:p>
          </table:table-cell>
          <table:table-cell table:style-name="Table1.A1" office:value-type="string">
            <text:p text:style-name="P10">Quantity</text:p>
          </table:table-cell>
          <table:table-cell table:style-name="Table1.A1" office:value-type="string">
            <text:p text:style-name="P10">Description</text:p>
          </table:table-cell>
          <table:table-cell table:style-name="Table1.D1" office:value-type="string">
            <text:p text:style-name="P10">Price</text:p>
          </table:table-cell>
        </table:table-row>
        <table:table-row>
          <table:table-cell table:style-name="Table1.A2" office:value-type="date" office:date-value="2017-03-31">
            <text:p text:style-name="P9">03/31/17</text:p>
          </table:table-cell>
          <table:table-cell table:style-name="Table1.B2" office:value-type="percentage" office:value="0.5">
            <text:p text:style-name="P9">50.00%</text:p>
          </table:table-cell>
          <table:table-cell table:style-name="Table1.C2" office:value-type="string">
            <text:p text:style-name="P9">Down Payment</text:p>
          </table:table-cell>
          <table:table-cell table:style-name="Table1.D2" office:value-type="currency" office:currency="USD" office:value="1760">
            <text:p text:style-name="P9">$1,760.00</text:p>
          </table:table-cell>
        </table:table-row>
        <table:table-row>
          <table:table-cell table:style-name="Table1.A2" office:value-type="date" office:date-value="2017-05-01">
            <text:p text:style-name="P9">05/01/17</text:p>
          </table:table-cell>
          <table:table-cell table:style-name="Table1.B2" office:value-type="percentage" office:value="0.5">
            <text:p text:style-name="P9">50.00%</text:p>
          </table:table-cell>
          <table:table-cell table:style-name="Table1.C2" office:value-type="string">
            <text:p text:style-name="P9">Completion</text:p>
          </table:table-cell>
          <table:table-cell table:style-name="Table1.D2" office:value-type="currency" office:currency="USD" office:value="1760">
            <text:p text:style-name="P9">$1,760.00</text:p>
          </table:table-cell>
        </table:table-row>
      </table:table>
      <text:p text:style-name="P7"/>
      <text:p text:style-name="P7"><text:tab/><text:tab/><text:tab/><text:tab/><text:tab/><text:tab/><text:tab/><text:tab/><text:tab/> <text:s text:c="2"/><text:span text:style-name="T1">Total</text:span>: <text:s text:c="2"/>$3,520.00<text:tab/><text:tab/><text:tab/><text:tab/><text:tab/><text:tab/><text:tab/><text:tab/></text:p>
      <text:p text:style-name="P7"/>
      <text:p text:style-name="P7">50% of the total will be sent to: <text:s/><text:span text:style-name="T2"><text:s text:c="4"/>Brendan Lau <text:s text:c="3"/></text:span><text:s/>by: <text:s text:c="2"/><text:span text:style-name="T2"><text:s text:c="4"/>March 31, 2017 <text:s/></text:span></text:p>
      <text:p text:style-name="P7"/>
      <text:p text:style-name="P7">The remaining 50% of the total will be paid in full upon successful completion and deployment of the app to Apple's App Store. <text:s/></text:p>
      <text:p text:style-name="P7"/>
      <text:p text:style-name="P7"/>
      <text:p text:style-name="P7"/>
      <text:p text:style-name="P7">I, _______________ , am in agreement to the above established terms. </text:p>
      <text:p text:style-name="P7"/>
      <text:p text:style-name="P7"/>
      <text:p text:style-name="P5"/>
      <text:p text:style-name="P6">I, <text:span text:style-name="T6">________________ </text:span>, on behalf of the University of Michigan Kellogg Eye Center, <text:span text:style-name="T6">am in agreement to the above established terms.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endan Lau</meta:initial-creator>
    <meta:creation-date>2017-03-16T11:59:21</meta:creation-date>
    <dc:date>2017-03-17T16:08:37</dc:date>
    <dc:creator>Brendan Lau</dc:creator>
    <meta:editing-duration>PT6H52M26S</meta:editing-duration>
    <meta:editing-cycles>30</meta:editing-cycles>
    <meta:generator>OpenOffice/4.1.3$Unix OpenOffice.org_project/413m1$Build-9783</meta:generator>
    <meta:document-statistic meta:table-count="1" meta:image-count="0" meta:object-count="0" meta:page-count="1" meta:paragraph-count="27" meta:word-count="131" meta:character-count="1160"/>
  </office:meta>
</office:document-meta>
</file>